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03cm"/>
    </style:style>
    <style:style style:name="co4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1.411cm"/>
      <style:text-properties fo:font-size="13pt" style:text-underline-style="none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1.764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788cm" svg:height="12.299cm" svg:x="18.09cm" svg:y="28.979cm">
            <draw:object draw:notify-on-update-of-ranges="Sheet1.A53:Sheet1.A85 Sheet1.B53:Sheet1.B85 Sheet1.C53:Sheet1.C80 Sheet1.D53:Sheet1.D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92cm" svg:height="11.929cm" svg:x="0.549cm" svg:y="44.978cm">
            <draw:object draw:notify-on-update-of-ranges="Sheet1.F53:Sheet1.F85 Sheet1.G53:Sheet1.G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 = 36.36ГГц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Ток резонатора I = 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Мощность 41</text:p>
          </table:table-cell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ОТРАЖЁННЫ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, мкА</text:p>
          </table:table-cell>
          <table:table-cell office:value-type="string" calcext:value-type="string">
            <text:p>D_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_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 10 * [.B6]" office:value-type="float" office:value="870" calcext:value-type="float">
            <text:p>870</text:p>
          </table:table-cell>
          <table:table-cell office:value-type="float" office:value="9.34" calcext:value-type="float">
            <text:p>9,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10 * [.G6]"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formula="of:=[.D7]-[.$D$6]" office:value-type="float" office:value="0.26" calcext:value-type="float">
            <text:p>0,26</text:p>
          </table:table-cell>
          <table:table-cell office:value-type="float" office:value="85" calcext:value-type="float">
            <text:p>85</text:p>
          </table:table-cell>
          <table:table-cell table:formula="of:= 10 * [.B7]" office:value-type="float" office:value="850" calcext:value-type="float">
            <text:p>8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I7]-[.$I$6]" office:value-type="float" office:value="-0.57" calcext:value-type="float">
            <text:p>-0,57</text:p>
          </table:table-cell>
          <table:table-cell office:value-type="float" office:value="85" calcext:value-type="float">
            <text:p>85</text:p>
          </table:table-cell>
          <table:table-cell table:formula="of:=10 * [.G7]" office:value-type="float" office:value="850" calcext:value-type="float">
            <text:p>850</text:p>
          </table:table-cell>
          <table:table-cell office:value-type="float" office:value="14.43" calcext:value-type="float">
            <text:p>14,43</text:p>
          </table:table-cell>
          <table:table-cell table:number-columns-repeated="18"/>
        </table:table-row>
        <table:table-row table:style-name="ro1">
          <table:table-cell table:formula="of:=[.D8]-[.$D$6]" office:value-type="float" office:value="0.32" calcext:value-type="float">
            <text:p>0,32</text:p>
          </table:table-cell>
          <table:table-cell office:value-type="float" office:value="84" calcext:value-type="float">
            <text:p>84</text:p>
          </table:table-cell>
          <table:table-cell table:formula="of:= 10 * [.B8]" office:value-type="float" office:value="840" calcext:value-type="float">
            <text:p>840</text:p>
          </table:table-cell>
          <table:table-cell office:value-type="float" office:value="9.66" calcext:value-type="float">
            <text:p>9,66</text:p>
          </table:table-cell>
          <table:table-cell/>
          <table:table-cell table:formula="of:=[.I8]-[.$I$6]" office:value-type="float" office:value="-0.810000000000001" calcext:value-type="float">
            <text:p>-0,810000000000001</text:p>
          </table:table-cell>
          <table:table-cell office:value-type="float" office:value="83" calcext:value-type="float">
            <text:p>83</text:p>
          </table:table-cell>
          <table:table-cell table:formula="of:=10 * [.G8]" office:value-type="float" office:value="830" calcext:value-type="float">
            <text:p>830</text:p>
          </table:table-cell>
          <table:table-cell office:value-type="float" office:value="14.19" calcext:value-type="float">
            <text:p>14,19</text:p>
          </table:table-cell>
          <table:table-cell table:number-columns-repeated="18"/>
        </table:table-row>
        <table:table-row table:style-name="ro1">
          <table:table-cell table:formula="of:=[.D9]-[.$D$6]" office:value-type="float" office:value="0.51" calcext:value-type="float">
            <text:p>0,51</text:p>
          </table:table-cell>
          <table:table-cell office:value-type="float" office:value="83" calcext:value-type="float">
            <text:p>83</text:p>
          </table:table-cell>
          <table:table-cell table:formula="of:= 10 * [.B9]" office:value-type="float" office:value="830" calcext:value-type="float">
            <text:p>830</text:p>
          </table:table-cell>
          <table:table-cell office:value-type="float" office:value="9.85" calcext:value-type="float">
            <text:p>9,85</text:p>
          </table:table-cell>
          <table:table-cell/>
          <table:table-cell table:formula="of:=[.I9]-[.$I$6]" office:value-type="float" office:value="-0.85" calcext:value-type="float">
            <text:p>-0,85</text:p>
          </table:table-cell>
          <table:table-cell office:value-type="float" office:value="82" calcext:value-type="float">
            <text:p>82</text:p>
          </table:table-cell>
          <table:table-cell table:formula="of:=10 * [.G9]" office:value-type="float" office:value="820" calcext:value-type="float">
            <text:p>820</text:p>
          </table:table-cell>
          <table:table-cell office:value-type="float" office:value="14.15" calcext:value-type="float">
            <text:p>14,15</text:p>
          </table:table-cell>
          <table:table-cell table:number-columns-repeated="18"/>
        </table:table-row>
        <table:table-row table:style-name="ro1">
          <table:table-cell table:formula="of:=[.D10]-[.$D$6]" office:value-type="float" office:value="0.550000000000001" calcext:value-type="float">
            <text:p>0,550000000000001</text:p>
          </table:table-cell>
          <table:table-cell office:value-type="float" office:value="81" calcext:value-type="float">
            <text:p>81</text:p>
          </table:table-cell>
          <table:table-cell table:formula="of:= 10 * [.B10]" office:value-type="float" office:value="810" calcext:value-type="float">
            <text:p>810</text:p>
          </table:table-cell>
          <table:table-cell office:value-type="float" office:value="9.89" calcext:value-type="float">
            <text:p>9,89</text:p>
          </table:table-cell>
          <table:table-cell/>
          <table:table-cell table:formula="of:=[.I10]-[.$I$6]" office:value-type="float" office:value="-1.12" calcext:value-type="float">
            <text:p>-1,12</text:p>
          </table:table-cell>
          <table:table-cell office:value-type="float" office:value="81" calcext:value-type="float">
            <text:p>81</text:p>
          </table:table-cell>
          <table:table-cell table:formula="of:=10 * [.G10]" office:value-type="float" office:value="810" calcext:value-type="float">
            <text:p>810</text:p>
          </table:table-cell>
          <table:table-cell office:value-type="float" office:value="13.88" calcext:value-type="float">
            <text:p>13,88</text:p>
          </table:table-cell>
          <table:table-cell table:number-columns-repeated="18"/>
        </table:table-row>
        <table:table-row table:style-name="ro1">
          <table:table-cell table:formula="of:=[.D11]-[.$D$6]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table:formula="of:= 10 * [.B11]" office:value-type="float" office:value="800" calcext:value-type="float">
            <text:p>800</text:p>
          </table:table-cell>
          <table:table-cell office:value-type="float" office:value="9.94" calcext:value-type="float">
            <text:p>9,94</text:p>
          </table:table-cell>
          <table:table-cell/>
          <table:table-cell table:formula="of:=[.I11]-[.$I$6]" office:value-type="float" office:value="-1.98" calcext:value-type="float">
            <text:p>-1,98</text:p>
          </table:table-cell>
          <table:table-cell office:value-type="float" office:value="79" calcext:value-type="float">
            <text:p>79</text:p>
          </table:table-cell>
          <table:table-cell table:formula="of:=10 * [.G11]" office:value-type="float" office:value="790" calcext:value-type="float">
            <text:p>790</text:p>
          </table:table-cell>
          <table:table-cell office:value-type="float" office:value="13.02" calcext:value-type="float">
            <text:p>13,02</text:p>
          </table:table-cell>
          <table:table-cell table:number-columns-repeated="18"/>
        </table:table-row>
        <table:table-row table:style-name="ro1">
          <table:table-cell table:formula="of:=[.D12]-[.$D$6]" office:value-type="float" office:value="0.630000000000001" calcext:value-type="float">
            <text:p>0,630000000000001</text:p>
          </table:table-cell>
          <table:table-cell office:value-type="float" office:value="79" calcext:value-type="float">
            <text:p>79</text:p>
          </table:table-cell>
          <table:table-cell table:formula="of:= 10 * [.B12]" office:value-type="float" office:value="790" calcext:value-type="float">
            <text:p>790</text:p>
          </table:table-cell>
          <table:table-cell office:value-type="float" office:value="9.97" calcext:value-type="float">
            <text:p>9,97</text:p>
          </table:table-cell>
          <table:table-cell/>
          <table:table-cell table:formula="of:=[.I12]-[.$I$6]" office:value-type="float" office:value="-2.66" calcext:value-type="float">
            <text:p>-2,66</text:p>
          </table:table-cell>
          <table:table-cell office:value-type="float" office:value="77" calcext:value-type="float">
            <text:p>77</text:p>
          </table:table-cell>
          <table:table-cell table:formula="of:=10 * [.G12]" office:value-type="float" office:value="770" calcext:value-type="float">
            <text:p>770</text:p>
          </table:table-cell>
          <table:table-cell office:value-type="float" office:value="12.34" calcext:value-type="float">
            <text:p>12,34</text:p>
          </table:table-cell>
          <table:table-cell table:number-columns-repeated="18"/>
        </table:table-row>
        <table:table-row table:style-name="ro1">
          <table:table-cell table:formula="of:=[.D13]-[.$D$6]" office:value-type="float" office:value="0.67" calcext:value-type="float">
            <text:p>0,67</text:p>
          </table:table-cell>
          <table:table-cell office:value-type="float" office:value="78" calcext:value-type="float">
            <text:p>78</text:p>
          </table:table-cell>
          <table:table-cell table:formula="of:= 10 * [.B13]" office:value-type="float" office:value="780" calcext:value-type="float">
            <text:p>780</text:p>
          </table:table-cell>
          <table:table-cell office:value-type="float" office:value="10.01" calcext:value-type="float">
            <text:p>10,01</text:p>
          </table:table-cell>
          <table:table-cell/>
          <table:table-cell table:formula="of:=[.I13]-[.$I$6]" office:value-type="float" office:value="-2.8" calcext:value-type="float">
            <text:p>-2,8</text:p>
          </table:table-cell>
          <table:table-cell office:value-type="float" office:value="74" calcext:value-type="float">
            <text:p>74</text:p>
          </table:table-cell>
          <table:table-cell table:formula="of:=10 * [.G13]" office:value-type="float" office:value="740" calcext:value-type="float">
            <text:p>740</text:p>
          </table:table-cell>
          <table:table-cell office:value-type="float" office:value="12.2" calcext:value-type="float">
            <text:p>12,2</text:p>
          </table:table-cell>
          <table:table-cell table:number-columns-repeated="18"/>
        </table:table-row>
        <table:table-row table:style-name="ro1">
          <table:table-cell table:formula="of:=[.D14]-[.$D$6]" office:value-type="float" office:value="0.710000000000001" calcext:value-type="float">
            <text:p>0,710000000000001</text:p>
          </table:table-cell>
          <table:table-cell office:value-type="float" office:value="77" calcext:value-type="float">
            <text:p>77</text:p>
          </table:table-cell>
          <table:table-cell table:formula="of:= 10 * [.B14]" office:value-type="float" office:value="770" calcext:value-type="float">
            <text:p>770</text:p>
          </table:table-cell>
          <table:table-cell office:value-type="float" office:value="10.05" calcext:value-type="float">
            <text:p>10,05</text:p>
          </table:table-cell>
          <table:table-cell/>
          <table:table-cell table:formula="of:=[.I14]-[.$I$6]" office:value-type="float" office:value="-3" calcext:value-type="float">
            <text:p>-3</text:p>
          </table:table-cell>
          <table:table-cell office:value-type="float" office:value="73" calcext:value-type="float">
            <text:p>73</text:p>
          </table:table-cell>
          <table:table-cell table:formula="of:=10 * [.G14]"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formula="of:=[.D15]-[.$D$6]" office:value-type="float" office:value="0.74" calcext:value-type="float">
            <text:p>0,74</text:p>
          </table:table-cell>
          <table:table-cell office:value-type="float" office:value="75" calcext:value-type="float">
            <text:p>75</text:p>
          </table:table-cell>
          <table:table-cell table:formula="of:= 10 * [.B15]" office:value-type="float" office:value="750" calcext:value-type="float">
            <text:p>750</text:p>
          </table:table-cell>
          <table:table-cell office:value-type="float" office:value="10.08" calcext:value-type="float">
            <text:p>10,08</text:p>
          </table:table-cell>
          <table:table-cell/>
          <table:table-cell table:formula="of:=[.I15]-[.$I$6]" office:value-type="float" office:value="-3.21" calcext:value-type="float">
            <text:p>-3,21</text:p>
          </table:table-cell>
          <table:table-cell office:value-type="float" office:value="71" calcext:value-type="float">
            <text:p>71</text:p>
          </table:table-cell>
          <table:table-cell table:formula="of:=10 * [.G15]" office:value-type="float" office:value="710" calcext:value-type="float">
            <text:p>710</text:p>
          </table:table-cell>
          <table:table-cell office:value-type="float" office:value="11.79" calcext:value-type="float">
            <text:p>11,79</text:p>
          </table:table-cell>
          <table:table-cell table:number-columns-repeated="18"/>
        </table:table-row>
        <table:table-row table:style-name="ro1">
          <table:table-cell table:formula="of:=[.D16]-[.$D$6]" office:value-type="float" office:value="0.75" calcext:value-type="float">
            <text:p>0,75</text:p>
          </table:table-cell>
          <table:table-cell office:value-type="float" office:value="74" calcext:value-type="float">
            <text:p>74</text:p>
          </table:table-cell>
          <table:table-cell table:formula="of:= 10 * [.B16]" office:value-type="float" office:value="740" calcext:value-type="float">
            <text:p>740</text:p>
          </table:table-cell>
          <table:table-cell office:value-type="float" office:value="10.09" calcext:value-type="float">
            <text:p>10,09</text:p>
          </table:table-cell>
          <table:table-cell/>
          <table:table-cell table:formula="of:=[.I16]-[.$I$6]" office:value-type="float" office:value="-3.28" calcext:value-type="float">
            <text:p>-3,28</text:p>
          </table:table-cell>
          <table:table-cell office:value-type="float" office:value="68" calcext:value-type="float">
            <text:p>68</text:p>
          </table:table-cell>
          <table:table-cell table:formula="of:=10 * [.G16]" office:value-type="float" office:value="680" calcext:value-type="float">
            <text:p>680</text:p>
          </table:table-cell>
          <table:table-cell office:value-type="float" office:value="11.72" calcext:value-type="float">
            <text:p>11,72</text:p>
          </table:table-cell>
          <table:table-cell table:number-columns-repeated="18"/>
        </table:table-row>
        <table:table-row table:style-name="ro1">
          <table:table-cell table:formula="of:=[.D17]-[.$D$6]" office:value-type="float" office:value="0.779999999999999" calcext:value-type="float">
            <text:p>0,779999999999999</text:p>
          </table:table-cell>
          <table:table-cell office:value-type="float" office:value="73" calcext:value-type="float">
            <text:p>73</text:p>
          </table:table-cell>
          <table:table-cell table:formula="of:= 10 * [.B17]" office:value-type="float" office:value="730" calcext:value-type="float">
            <text:p>730</text:p>
          </table:table-cell>
          <table:table-cell office:value-type="float" office:value="10.12" calcext:value-type="float">
            <text:p>10,12</text:p>
          </table:table-cell>
          <table:table-cell/>
          <table:table-cell table:formula="of:=[.I17]-[.$I$6]" office:value-type="float" office:value="-3.55" calcext:value-type="float">
            <text:p>-3,55</text:p>
          </table:table-cell>
          <table:table-cell office:value-type="float" office:value="67" calcext:value-type="float">
            <text:p>67</text:p>
          </table:table-cell>
          <table:table-cell table:formula="of:=10 * [.G17]" office:value-type="float" office:value="670" calcext:value-type="float">
            <text:p>670</text:p>
          </table:table-cell>
          <table:table-cell office:value-type="float" office:value="11.45" calcext:value-type="float">
            <text:p>11,45</text:p>
          </table:table-cell>
          <table:table-cell table:number-columns-repeated="18"/>
        </table:table-row>
        <table:table-row table:style-name="ro1">
          <table:table-cell table:formula="of:=[.D18]-[.$D$6]" office:value-type="float" office:value="0.800000000000001" calcext:value-type="float">
            <text:p>0,800000000000001</text:p>
          </table:table-cell>
          <table:table-cell office:value-type="float" office:value="72" calcext:value-type="float">
            <text:p>72</text:p>
          </table:table-cell>
          <table:table-cell table:formula="of:= 10 * [.B18]" office:value-type="float" office:value="720" calcext:value-type="float">
            <text:p>720</text:p>
          </table:table-cell>
          <table:table-cell office:value-type="float" office:value="10.14" calcext:value-type="float">
            <text:p>10,14</text:p>
          </table:table-cell>
          <table:table-cell/>
          <table:table-cell table:formula="of:=[.I18]-[.$I$6]" office:value-type="float" office:value="-3.68" calcext:value-type="float">
            <text:p>-3,68</text:p>
          </table:table-cell>
          <table:table-cell office:value-type="float" office:value="64" calcext:value-type="float">
            <text:p>64</text:p>
          </table:table-cell>
          <table:table-cell table:formula="of:=10 * [.G18]" office:value-type="float" office:value="640" calcext:value-type="float">
            <text:p>640</text:p>
          </table:table-cell>
          <table:table-cell office:value-type="float" office:value="11.32" calcext:value-type="float">
            <text:p>11,32</text:p>
          </table:table-cell>
          <table:table-cell table:number-columns-repeated="18"/>
        </table:table-row>
        <table:table-row table:style-name="ro1">
          <table:table-cell table:formula="of:=[.D19]-[.$D$6]" office:value-type="float" office:value="0.84" calcext:value-type="float">
            <text:p>0,84</text:p>
          </table:table-cell>
          <table:table-cell office:value-type="float" office:value="70" calcext:value-type="float">
            <text:p>70</text:p>
          </table:table-cell>
          <table:table-cell table:formula="of:= 10 * [.B19]" office:value-type="float" office:value="700" calcext:value-type="float">
            <text:p>700</text:p>
          </table:table-cell>
          <table:table-cell office:value-type="float" office:value="10.18" calcext:value-type="float">
            <text:p>10,18</text:p>
          </table:table-cell>
          <table:table-cell table:number-columns-repeated="23"/>
        </table:table-row>
        <table:table-row table:style-name="ro1">
          <table:table-cell table:formula="of:=[.D20]-[.$D$6]" office:value-type="float" office:value="0.870000000000001" calcext:value-type="float">
            <text:p>0,870000000000001</text:p>
          </table:table-cell>
          <table:table-cell office:value-type="float" office:value="69" calcext:value-type="float">
            <text:p>69</text:p>
          </table:table-cell>
          <table:table-cell table:formula="of:= 10 * [.B20]" office:value-type="float" office:value="690" calcext:value-type="float">
            <text:p>690</text:p>
          </table:table-cell>
          <table:table-cell office:value-type="float" office:value="10.21" calcext:value-type="float">
            <text:p>10,21</text:p>
          </table:table-cell>
          <table:table-cell table:number-columns-repeated="23"/>
        </table:table-row>
        <table:table-row table:style-name="ro1">
          <table:table-cell table:formula="of:=[.D21]-[.$D$6]" office:value-type="float" office:value="0.91" calcext:value-type="float">
            <text:p>0,91</text:p>
          </table:table-cell>
          <table:table-cell office:value-type="float" office:value="68" calcext:value-type="float">
            <text:p>68</text:p>
          </table:table-cell>
          <table:table-cell table:formula="of:= 10 * [.B21]" office:value-type="float" office:value="680" calcext:value-type="float">
            <text:p>680</text:p>
          </table:table-cell>
          <table:table-cell office:value-type="float" office:value="10.25" calcext:value-type="float">
            <text:p>10,25</text:p>
          </table:table-cell>
          <table:table-cell table:number-columns-repeated="23"/>
        </table:table-row>
        <table:table-row table:style-name="ro1">
          <table:table-cell table:formula="of:=[.D22]-[.$D$6]" office:value-type="float" office:value="1.02" calcext:value-type="float">
            <text:p>1,02</text:p>
          </table:table-cell>
          <table:table-cell office:value-type="float" office:value="66" calcext:value-type="float">
            <text:p>66</text:p>
          </table:table-cell>
          <table:table-cell table:formula="of:= 10 * [.B22]" office:value-type="float" office:value="660" calcext:value-type="float">
            <text:p>660</text:p>
          </table:table-cell>
          <table:table-cell office:value-type="float" office:value="10.36" calcext:value-type="float">
            <text:p>10,36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I, 10_-1 мкА</text:p>
          </table:table-cell>
          <table:table-cell office:value-type="string" calcext:value-type="string">
            <text:p>X_0</text:p>
          </table:table-cell>
          <table:table-cell/>
          <table:table-cell office:value-type="string" calcext:value-type="string">
            <text:p>H = 6.2 мм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9" calcext:value-type="float">
            <text:p>0,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ce23" office:value-type="string" calcext:value-type="string">
            <text:p>I, 10_-1 мкА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float" office:value="68" calcext:value-type="float">
            <text:p>6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5" calcext:value-type="float">
            <text:p>25</text:p>
          </table:table-cell>
          <table:table-cell table:style-name="ce2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,3</text:p>
          </table:table-cell>
          <table:table-cell/>
          <table:table-cell table:style-name="ce24" office:value-type="string" calcext:value-type="string">
            <text:p>X_0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5" calcext:value-type="float">
            <text:p>0,25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.41" calcext:value-type="float">
            <text:p>0,41</text:p>
          </table:table-cell>
          <table:table-cell table:style-name="ce25" office:value-type="float" office:value="0.65" calcext:value-type="float">
            <text:p>0,65</text:p>
          </table:table-cell>
          <table:table-cell table:style-name="ce25" office:value-type="float" office:value="1.01" calcext:value-type="float">
            <text:p>1,01</text:p>
          </table:table-cell>
          <table:table-cell table:style-name="ce25" office:value-type="float" office:value="1.29" calcext:value-type="float">
            <text:p>1,29</text:p>
          </table:table-cell>
          <table:table-cell table:style-name="ce25" office:value-type="float" office:value="2.06" calcext:value-type="float">
            <text:p>2,06</text:p>
          </table:table-cell>
          <table:table-cell table:style-name="ce26" office:value-type="float" office:value="2.49" calcext:value-type="float">
            <text:p>2,49</text:p>
          </table:table-cell>
          <table:table-cell table:style-name="ce26" office:value-type="float" office:value="3.43" calcext:value-type="float">
            <text:p>3,43</text:p>
          </table:table-cell>
          <table:table-cell table:style-name="ce25" office:value-type="float" office:value="3.72" calcext:value-type="float">
            <text:p>3,72</text:p>
          </table:table-cell>
          <table:table-cell table:style-name="ce25" office:value-type="float" office:value="4.82" calcext:value-type="float">
            <text:p>4,82</text:p>
          </table:table-cell>
          <table:table-cell table:style-name="ce25" office:value-type="float" office:value="5.44" calcext:value-type="float">
            <text:p>5,44</text:p>
          </table:table-cell>
          <table:table-cell table:style-name="ce26" office:value-type="float" office:value="6.47" calcext:value-type="float">
            <text:p>6,47</text:p>
          </table:table-cell>
          <table:table-cell table:style-name="ce25" office:value-type="float" office:value="6.79" calcext:value-type="float">
            <text:p>6,79</text:p>
          </table:table-cell>
          <table:table-cell table:style-name="ce25" office:value-type="float" office:value="7.02" calcext:value-type="float">
            <text:p>7,02</text:p>
          </table:table-cell>
          <table:table-cell table:style-name="ce25" office:value-type="float" office:value="7.8" calcext:value-type="float">
            <text:p>7,8</text:p>
          </table:table-cell>
          <table:table-cell table:style-name="ce26" office:value-type="float" office:value="8.19" calcext:value-type="float">
            <text:p>8,19</text:p>
          </table:table-cell>
          <table:table-cell table:style-name="ce25" office:value-type="float" office:value="9.32" calcext:value-type="float">
            <text:p>9,32</text:p>
          </table:table-cell>
          <table:table-cell table:style-name="ce25" office:value-type="float" office:value="9.88" calcext:value-type="float">
            <text:p>9,88</text:p>
          </table:table-cell>
          <table:table-cell table:style-name="ce26" office:value-type="float" office:value="10.31" calcext:value-type="float">
            <text:p>10,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,4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65" calcext:value-type="float">
            <text:p>0,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,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29" calcext:value-type="float">
            <text:p>1,2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06" calcext:value-type="float">
            <text:p>2,0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.49" calcext:value-type="float">
            <text:p>2,4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.43" calcext:value-type="float">
            <text:p>3,4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72" calcext:value-type="float">
            <text:p>3,7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82" calcext:value-type="float">
            <text:p>4,8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44" calcext:value-type="float">
            <text:p>5,4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47" calcext:value-type="float">
            <text:p>6,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79" calcext:value-type="float">
            <text:p>6,7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.02" calcext:value-type="float">
            <text:p>7,02</text:p>
          </table:table-cell>
          <table:table-cell table:number-columns-repeated="12"/>
          <table:table-cell table:style-name="Accent_20_2"/>
          <table:table-cell table:number-columns-repeated="1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.8" calcext:value-type="float">
            <text:p>7,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-&gt; добавляем пластинку</text:p>
          </table:table-cell>
          <table:table-cell/>
          <table:table-cell office:value-type="string" calcext:value-type="string">
            <text:p>Отодвигаем подвижное зеркало →</text:p>
          </table:table-cell>
          <table:table-cell table:number-columns-repeated="2"/>
          <table:table-cell office:value-type="float" office:value="9.47" calcext:value-type="float">
            <text:p>9,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.32" calcext:value-type="float">
            <text:p>9,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.88" calcext:value-type="float">
            <text:p>9,8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.31" calcext:value-type="float">
            <text:p>10,31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 table:style-name="ce1" office:value-type="string" calcext:value-type="string">
            <text:p>Преломление</text:p>
          </table:table-cell>
          <table:table-cell table:style-name="ce15"/>
          <table:table-cell table:style-name="ce21" office:value-type="string" calcext:value-type="string">
            <text:p>Отражение</text:p>
          </table:table-cell>
          <table:table-cell table:style-name="ce15"/>
          <table:table-cell table:number-columns-repeated="23"/>
        </table:table-row>
        <table:table-row table:style-name="ro3">
          <table:table-cell table:style-name="ce5" office:value-type="string" calcext:value-type="string">
            <text:p>мм</text:p>
          </table:table-cell>
          <table:table-cell table:style-name="ce5" office:value-type="string" calcext:value-type="string">
            <text:p>А, 10^{-5}</text:p>
          </table:table-cell>
          <table:table-cell table:style-name="ce5" office:value-type="string" calcext:value-type="string">
            <text:p>мм</text:p>
          </table:table-cell>
          <table:table-cell table:style-name="ce5" office:value-type="string" calcext:value-type="string">
            <text:p>А, 10^{-5}</text:p>
          </table:table-cell>
          <table:table-cell table:number-columns-repeated="23"/>
        </table:table-row>
        <table:table-row table:style-name="ro1">
          <table:table-cell table:style-name="ce2" table:formula="of:=[.K87]+[.$D$6]" office:value-type="float" office:value="9.34" calcext:value-type="float">
            <text:p>9,34</text:p>
          </table:table-cell>
          <table:table-cell table:style-name="ce6" office:value-type="float" office:value="87" calcext:value-type="float">
            <text:p>87</text:p>
          </table:table-cell>
          <table:table-cell table:style-name="ce2" table:formula="of:=[.K53]+15" office:value-type="float" office:value="15" calcext:value-type="float">
            <text:p>15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office:value-type="float" office:value="9.34" calcext:value-type="float">
            <text:p>9,34</text:p>
          </table:table-cell>
          <table:table-cell table:formula="of:=LN([.B53]/[.$B$5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5"/>
        </table:table-row>
        <table:table-row table:style-name="ro1">
          <table:table-cell table:style-name="ce3" table:formula="of:=[.K88]+[.$D$6]" office:value-type="float" office:value="9.6" calcext:value-type="float">
            <text:p>9,6</text:p>
          </table:table-cell>
          <table:table-cell table:style-name="ce7" office:value-type="float" office:value="85" calcext:value-type="float">
            <text:p>85</text:p>
          </table:table-cell>
          <table:table-cell table:style-name="ce3" table:formula="of:=[.K54]+15" office:value-type="float" office:value="14.77" calcext:value-type="float">
            <text:p>14,77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office:value-type="float" office:value="9.6" calcext:value-type="float">
            <text:p>9,6</text:p>
          </table:table-cell>
          <table:table-cell table:formula="of:=LN([.B54]/[.$B$53])" office:value-type="float" office:value="-0.0232568621642672" calcext:value-type="float">
            <text:p>-0,023256862164267</text:p>
          </table:table-cell>
          <table:table-cell table:number-columns-repeated="3"/>
          <table:table-cell office:value-type="float" office:value="-0.23" calcext:value-type="float">
            <text:p>-0,23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style-name="ce3" table:formula="of:=[.K89]+[.$D$6]" office:value-type="float" office:value="9.66" calcext:value-type="float">
            <text:p>9,66</text:p>
          </table:table-cell>
          <table:table-cell table:style-name="ce7" office:value-type="float" office:value="84" calcext:value-type="float">
            <text:p>84</text:p>
          </table:table-cell>
          <table:table-cell table:style-name="ce3" table:formula="of:=[.K55]+15" office:value-type="float" office:value="14.58" calcext:value-type="float">
            <text:p>14,58</text:p>
          </table:table-cell>
          <table:table-cell table:style-name="ce7" office:value-type="float" office:value="83" calcext:value-type="float">
            <text:p>83</text:p>
          </table:table-cell>
          <table:table-cell/>
          <table:table-cell office:value-type="float" office:value="9.66" calcext:value-type="float">
            <text:p>9,66</text:p>
          </table:table-cell>
          <table:table-cell table:formula="of:=LN([.B55]/[.$B$53])" office:value-type="float" office:value="-0.0350913198112701" calcext:value-type="float">
            <text:p>-0,03509131981127</text:p>
          </table:table-cell>
          <table:table-cell table:number-columns-repeated="3"/>
          <table:table-cell office:value-type="float" office:value="-0.42" calcext:value-type="float">
            <text:p>-0,42</text:p>
          </table:table-cell>
          <table:table-cell office:value-type="float" office:value="83" calcext:value-type="float">
            <text:p>83</text:p>
          </table:table-cell>
          <table:table-cell table:number-columns-repeated="15"/>
        </table:table-row>
        <table:table-row table:style-name="ro1">
          <table:table-cell table:style-name="ce3" table:formula="of:=[.K90]+[.$D$6]" office:value-type="float" office:value="9.85" calcext:value-type="float">
            <text:p>9,85</text:p>
          </table:table-cell>
          <table:table-cell table:style-name="ce7" office:value-type="float" office:value="83" calcext:value-type="float">
            <text:p>83</text:p>
          </table:table-cell>
          <table:table-cell table:style-name="ce3" table:formula="of:=[.K56]+15" office:value-type="float" office:value="14.45" calcext:value-type="float">
            <text:p>14,45</text:p>
          </table:table-cell>
          <table:table-cell table:style-name="ce7" office:value-type="float" office:value="82" calcext:value-type="float">
            <text:p>82</text:p>
          </table:table-cell>
          <table:table-cell/>
          <table:table-cell office:value-type="float" office:value="9.85" calcext:value-type="float">
            <text:p>9,85</text:p>
          </table:table-cell>
          <table:table-cell table:formula="of:=LN([.B56]/[.$B$53])" office:value-type="float" office:value="-0.0470675108579859" calcext:value-type="float">
            <text:p>-0,047067510857986</text:p>
          </table:table-cell>
          <table:table-cell table:formula="of:=[.G56]/([.F56]-[.$F$56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-0.55" calcext:value-type="float">
            <text:p>-0,55</text:p>
          </table:table-cell>
          <table:table-cell office:value-type="float" office:value="82" calcext:value-type="float">
            <text:p>82</text:p>
          </table:table-cell>
          <table:table-cell table:number-columns-repeated="15"/>
        </table:table-row>
        <table:table-row table:style-name="ro1">
          <table:table-cell table:style-name="ce3" table:formula="of:=[.K91]+[.$D$6]" office:value-type="float" office:value="9.89" calcext:value-type="float">
            <text:p>9,89</text:p>
          </table:table-cell>
          <table:table-cell table:style-name="ce7" office:value-type="float" office:value="81" calcext:value-type="float">
            <text:p>81</text:p>
          </table:table-cell>
          <table:table-cell table:style-name="ce3" table:formula="of:=[.K57]+15" office:value-type="float" office:value="14.31" calcext:value-type="float">
            <text:p>14,31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office:value-type="float" office:value="9.89" calcext:value-type="float">
            <text:p>9,89</text:p>
          </table:table-cell>
          <table:table-cell table:formula="of:=LN([.B57]/[.$B$53])" office:value-type="float" office:value="-0.071458963982145" calcext:value-type="float">
            <text:p>-0,071458963982145</text:p>
          </table:table-cell>
          <table:table-cell table:formula="of:=[.G57]/([.F57]-[.$F$56])" office:value-type="float" office:value="-1.78647409955358" calcext:value-type="float">
            <text:p>-1,78647409955358</text:p>
          </table:table-cell>
          <table:table-cell table:number-columns-repeated="2"/>
          <table:table-cell office:value-type="float" office:value="-0.69" calcext:value-type="float">
            <text:p>-0,69</text:p>
          </table:table-cell>
          <table:table-cell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style-name="ce3" table:formula="of:=[.K92]+[.$D$6]" office:value-type="float" office:value="9.94" calcext:value-type="float">
            <text:p>9,94</text:p>
          </table:table-cell>
          <table:table-cell table:style-name="ce7" office:value-type="float" office:value="80" calcext:value-type="float">
            <text:p>80</text:p>
          </table:table-cell>
          <table:table-cell table:style-name="ce3" table:formula="of:=[.K58]+15" office:value-type="float" office:value="14.09" calcext:value-type="float">
            <text:p>14,09</text:p>
          </table:table-cell>
          <table:table-cell table:style-name="ce7" office:value-type="float" office:value="79" calcext:value-type="float">
            <text:p>79</text:p>
          </table:table-cell>
          <table:table-cell/>
          <table:table-cell office:value-type="float" office:value="9.94" calcext:value-type="float">
            <text:p>9,94</text:p>
          </table:table-cell>
          <table:table-cell table:formula="of:=LN([.B58]/[.$B$53])" office:value-type="float" office:value="-0.0838814839807021" calcext:value-type="float">
            <text:p>-0,083881483980702</text:p>
          </table:table-cell>
          <table:table-cell table:formula="of:=[.G58]/([.F58]-[.$F$56])" office:value-type="float" office:value="-0.932016488674469" calcext:value-type="float">
            <text:p>-0,932016488674469</text:p>
          </table:table-cell>
          <table:table-cell table:number-columns-repeated="2"/>
          <table:table-cell office:value-type="float" office:value="-0.91" calcext:value-type="float">
            <text:p>-0,91</text:p>
          </table:table-cell>
          <table:table-cell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table:style-name="ce3" table:formula="of:=[.K93]+[.$D$6]" office:value-type="float" office:value="9.97" calcext:value-type="float">
            <text:p>9,97</text:p>
          </table:table-cell>
          <table:table-cell table:style-name="ce7" office:value-type="float" office:value="79" calcext:value-type="float">
            <text:p>79</text:p>
          </table:table-cell>
          <table:table-cell table:style-name="ce3" table:formula="of:=[.K59]+15" office:value-type="float" office:value="13.59" calcext:value-type="float">
            <text:p>13,59</text:p>
          </table:table-cell>
          <table:table-cell table:style-name="ce7" office:value-type="float" office:value="77" calcext:value-type="float">
            <text:p>77</text:p>
          </table:table-cell>
          <table:table-cell/>
          <table:table-cell office:value-type="float" office:value="9.97" calcext:value-type="float">
            <text:p>9,97</text:p>
          </table:table-cell>
          <table:table-cell table:formula="of:=LN([.B59]/[.$B$53])" office:value-type="float" office:value="-0.0964602661875622" calcext:value-type="float">
            <text:p>-0,096460266187562</text:p>
          </table:table-cell>
          <table:table-cell table:formula="of:=[.G59]/([.F59]-[.$F$56])" office:value-type="float" office:value="-0.803835551563012" calcext:value-type="float">
            <text:p>-0,803835551563012</text:p>
          </table:table-cell>
          <table:table-cell table:number-columns-repeated="2"/>
          <table:table-cell office:value-type="float" office:value="-1.41" calcext:value-type="float">
            <text:p>-1,41</text:p>
          </table:table-cell>
          <table:table-cell office:value-type="float" office:value="77" calcext:value-type="float">
            <text:p>77</text:p>
          </table:table-cell>
          <table:table-cell table:number-columns-repeated="15"/>
        </table:table-row>
        <table:table-row table:style-name="ro1">
          <table:table-cell table:style-name="ce3" table:formula="of:=[.K94]+[.$D$6]" office:value-type="float" office:value="10.01" calcext:value-type="float">
            <text:p>10,01</text:p>
          </table:table-cell>
          <table:table-cell table:style-name="ce7" office:value-type="float" office:value="78" calcext:value-type="float">
            <text:p>78</text:p>
          </table:table-cell>
          <table:table-cell table:style-name="ce3" table:formula="of:=[.K60]+15" office:value-type="float" office:value="13.44" calcext:value-type="float">
            <text:p>13,44</text:p>
          </table:table-cell>
          <table:table-cell table:style-name="ce7" office:value-type="float" office:value="74" calcext:value-type="float">
            <text:p>74</text:p>
          </table:table-cell>
          <table:table-cell/>
          <table:table-cell office:value-type="float" office:value="10.01" calcext:value-type="float">
            <text:p>10,01</text:p>
          </table:table-cell>
          <table:table-cell table:formula="of:=LN([.B60]/[.$B$53])" office:value-type="float" office:value="-0.109199291964992" calcext:value-type="float">
            <text:p>-0,109199291964992</text:p>
          </table:table-cell>
          <table:table-cell table:formula="of:=[.G60]/([.F60]-[.$F$56])" office:value-type="float" office:value="-0.682495574781199" calcext:value-type="float">
            <text:p>-0,682495574781199</text:p>
          </table:table-cell>
          <table:table-cell table:number-columns-repeated="2"/>
          <table:table-cell office:value-type="float" office:value="-1.56" calcext:value-type="float">
            <text:p>-1,56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style-name="ce3" table:formula="of:=[.K95]+[.$D$6]" office:value-type="float" office:value="10.05" calcext:value-type="float">
            <text:p>10,05</text:p>
          </table:table-cell>
          <table:table-cell table:style-name="ce7" office:value-type="float" office:value="77" calcext:value-type="float">
            <text:p>77</text:p>
          </table:table-cell>
          <table:table-cell table:style-name="ce3" table:formula="of:=[.K61]+15" office:value-type="float" office:value="13.31" calcext:value-type="float">
            <text:p>13,31</text:p>
          </table:table-cell>
          <table:table-cell table:style-name="ce7" office:value-type="float" office:value="73" calcext:value-type="float">
            <text:p>73</text:p>
          </table:table-cell>
          <table:table-cell/>
          <table:table-cell office:value-type="float" office:value="10.05" calcext:value-type="float">
            <text:p>10,05</text:p>
          </table:table-cell>
          <table:table-cell table:formula="of:=LN([.B61]/[.$B$53])" office:value-type="float" office:value="-0.1221026968009" calcext:value-type="float">
            <text:p>-0,1221026968009</text:p>
          </table:table-cell>
          <table:table-cell table:formula="of:=[.G61]/([.F61]-[.$F$56])" office:value-type="float" office:value="-0.610513484004496" calcext:value-type="float">
            <text:p>-0,610513484004496</text:p>
          </table:table-cell>
          <table:table-cell table:number-columns-repeated="2"/>
          <table:table-cell office:value-type="float" office:value="-1.69" calcext:value-type="float">
            <text:p>-1,69</text:p>
          </table:table-cell>
          <table:table-cell office:value-type="float" office:value="73" calcext:value-type="float">
            <text:p>73</text:p>
          </table:table-cell>
          <table:table-cell table:number-columns-repeated="15"/>
        </table:table-row>
        <table:table-row table:style-name="ro1">
          <table:table-cell table:style-name="ce3" table:formula="of:=[.K96]+[.$D$6]" office:value-type="float" office:value="10.08" calcext:value-type="float">
            <text:p>10,08</text:p>
          </table:table-cell>
          <table:table-cell table:style-name="ce7" office:value-type="float" office:value="75" calcext:value-type="float">
            <text:p>75</text:p>
          </table:table-cell>
          <table:table-cell table:style-name="ce3" table:formula="of:=[.K62]+15" office:value-type="float" office:value="13.09" calcext:value-type="float">
            <text:p>13,09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office:value-type="float" office:value="10.08" calcext:value-type="float">
            <text:p>10,08</text:p>
          </table:table-cell>
          <table:table-cell table:formula="of:=LN([.B62]/[.$B$53])" office:value-type="float" office:value="-0.148420005118273" calcext:value-type="float">
            <text:p>-0,148420005118273</text:p>
          </table:table-cell>
          <table:table-cell table:formula="of:=[.G62]/([.F62]-[.$F$56])" office:value-type="float" office:value="-0.645304370079448" calcext:value-type="float">
            <text:p>-0,645304370079448</text:p>
          </table:table-cell>
          <table:table-cell table:number-columns-repeated="2"/>
          <table:table-cell office:value-type="float" office:value="-1.91" calcext:value-type="float">
            <text:p>-1,91</text:p>
          </table:table-cell>
          <table:table-cell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table:style-name="ce3" table:formula="of:=[.K97]+[.$D$6]" office:value-type="float" office:value="10.09" calcext:value-type="float">
            <text:p>10,09</text:p>
          </table:table-cell>
          <table:table-cell table:style-name="ce7" office:value-type="float" office:value="74" calcext:value-type="float">
            <text:p>74</text:p>
          </table:table-cell>
          <table:table-cell table:style-name="ce3" table:formula="of:=[.K63]+15" office:value-type="float" office:value="12.97" calcext:value-type="float">
            <text:p>12,97</text:p>
          </table:table-cell>
          <table:table-cell table:style-name="ce7" office:value-type="float" office:value="68" calcext:value-type="float">
            <text:p>68</text:p>
          </table:table-cell>
          <table:table-cell/>
          <table:table-cell office:value-type="float" office:value="10.09" calcext:value-type="float">
            <text:p>10,09</text:p>
          </table:table-cell>
          <table:table-cell table:formula="of:=LN([.B63]/[.$B$53])" office:value-type="float" office:value="-0.161843025450414" calcext:value-type="float">
            <text:p>-0,161843025450414</text:p>
          </table:table-cell>
          <table:table-cell table:formula="of:=[.G63]/([.F63]-[.$F$56])" office:value-type="float" office:value="-0.674345939376724" calcext:value-type="float">
            <text:p>-0,674345939376724</text:p>
          </table:table-cell>
          <table:table-cell table:number-columns-repeated="2"/>
          <table:table-cell office:value-type="float" office:value="-2.03" calcext:value-type="float">
            <text:p>-2,03</text:p>
          </table:table-cell>
          <table:table-cell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table:style-name="ce3" table:formula="of:=[.K98]+[.$D$6]" office:value-type="float" office:value="10.12" calcext:value-type="float">
            <text:p>10,12</text:p>
          </table:table-cell>
          <table:table-cell table:style-name="ce7" office:value-type="float" office:value="73" calcext:value-type="float">
            <text:p>73</text:p>
          </table:table-cell>
          <table:table-cell table:style-name="ce3" table:formula="of:=[.K64]+15" office:value-type="float" office:value="12.9" calcext:value-type="float">
            <text:p>12,9</text:p>
          </table:table-cell>
          <table:table-cell table:style-name="ce7" office:value-type="float" office:value="67" calcext:value-type="float">
            <text:p>67</text:p>
          </table:table-cell>
          <table:table-cell/>
          <table:table-cell office:value-type="float" office:value="10.12" calcext:value-type="float">
            <text:p>10,12</text:p>
          </table:table-cell>
          <table:table-cell table:formula="of:=LN([.B64]/[.$B$53])" office:value-type="float" office:value="-0.175448677506193" calcext:value-type="float">
            <text:p>-0,175448677506193</text:p>
          </table:table-cell>
          <table:table-cell table:formula="of:=[.G64]/([.F64]-[.$F$56])" office:value-type="float" office:value="-0.649809916689603" calcext:value-type="float">
            <text:p>-0,649809916689603</text:p>
          </table:table-cell>
          <table:table-cell table:number-columns-repeated="2"/>
          <table:table-cell office:value-type="float" office:value="-2.1" calcext:value-type="float">
            <text:p>-2,1</text:p>
          </table:table-cell>
          <table:table-cell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style-name="ce3" table:formula="of:=[.K99]+[.$D$6]" office:value-type="float" office:value="10.14" calcext:value-type="float">
            <text:p>10,14</text:p>
          </table:table-cell>
          <table:table-cell table:style-name="ce7" office:value-type="float" office:value="72" calcext:value-type="float">
            <text:p>72</text:p>
          </table:table-cell>
          <table:table-cell table:style-name="ce3" table:formula="of:=[.K65]+15" office:value-type="float" office:value="12.69" calcext:value-type="float">
            <text:p>12,69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float" office:value="10.14" calcext:value-type="float">
            <text:p>10,14</text:p>
          </table:table-cell>
          <table:table-cell table:formula="of:=LN([.B65]/[.$B$53])" office:value-type="float" office:value="-0.189241999638528" calcext:value-type="float">
            <text:p>-0,189241999638528</text:p>
          </table:table-cell>
          <table:table-cell table:formula="of:=[.G65]/([.F65]-[.$F$56])" office:value-type="float" office:value="-0.652558619443199" calcext:value-type="float">
            <text:p>-0,652558619443199</text:p>
          </table:table-cell>
          <table:table-cell table:number-columns-repeated="2"/>
          <table:table-cell office:value-type="float" office:value="-2.31" calcext:value-type="float">
            <text:p>-2,31</text:p>
          </table:table-cell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table:style-name="ce3" table:formula="of:=[.K100]+[.$D$6]" office:value-type="float" office:value="10.18" calcext:value-type="float">
            <text:p>10,18</text:p>
          </table:table-cell>
          <table:table-cell table:style-name="ce7" office:value-type="float" office:value="70" calcext:value-type="float">
            <text:p>70</text:p>
          </table:table-cell>
          <table:table-cell table:style-name="ce3" table:formula="of:=[.K66]+15" office:value-type="float" office:value="12.42" calcext:value-type="float">
            <text:p>12,42</text:p>
          </table:table-cell>
          <table:table-cell table:style-name="ce7" office:value-type="float" office:value="62" calcext:value-type="float">
            <text:p>62</text:p>
          </table:table-cell>
          <table:table-cell/>
          <table:table-cell office:value-type="float" office:value="10.18" calcext:value-type="float">
            <text:p>10,18</text:p>
          </table:table-cell>
          <table:table-cell table:formula="of:=LN([.B66]/[.$B$53])" office:value-type="float" office:value="-0.217412876605225" calcext:value-type="float">
            <text:p>-0,217412876605225</text:p>
          </table:table-cell>
          <table:table-cell table:formula="of:=[.G66]/([.F66]-[.$F$56])" office:value-type="float" office:value="-0.658826898803711" calcext:value-type="float">
            <text:p>-0,658826898803711</text:p>
          </table:table-cell>
          <table:table-cell table:number-columns-repeated="2"/>
          <table:table-cell office:value-type="float" office:value="-2.58" calcext:value-type="float">
            <text:p>-2,58</text:p>
          </table:table-cell>
          <table:table-cell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style-name="ce3" table:formula="of:=[.K101]+[.$D$6]" office:value-type="float" office:value="10.21" calcext:value-type="float">
            <text:p>10,21</text:p>
          </table:table-cell>
          <table:table-cell table:style-name="ce7" office:value-type="float" office:value="69" calcext:value-type="float">
            <text:p>69</text:p>
          </table:table-cell>
          <table:table-cell table:style-name="ce3" table:formula="of:=[.K67]+15" office:value-type="float" office:value="12.2" calcext:value-type="float">
            <text:p>12,2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office:value-type="float" office:value="10.21" calcext:value-type="float">
            <text:p>10,21</text:p>
          </table:table-cell>
          <table:table-cell table:formula="of:=LN([.B67]/[.$B$53])" office:value-type="float" office:value="-0.231801614057324" calcext:value-type="float">
            <text:p>-0,231801614057324</text:p>
          </table:table-cell>
          <table:table-cell table:formula="of:=[.G67]/([.F67]-[.$F$56])" office:value-type="float" office:value="-0.643893372381454" calcext:value-type="float">
            <text:p>-0,643893372381454</text:p>
          </table:table-cell>
          <table:table-cell table:number-columns-repeated="2"/>
          <table:table-cell office:value-type="float" office:value="-2.8" calcext:value-type="float">
            <text:p>-2,8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style-name="ce3" table:formula="of:=[.K102]+[.$D$6]" office:value-type="float" office:value="10.25" calcext:value-type="float">
            <text:p>10,25</text:p>
          </table:table-cell>
          <table:table-cell table:style-name="ce7" office:value-type="float" office:value="68" calcext:value-type="float">
            <text:p>68</text:p>
          </table:table-cell>
          <table:table-cell table:style-name="ce3" table:formula="of:=[.K68]+15" office:value-type="float" office:value="12.11" calcext:value-type="float">
            <text:p>12,11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LN([.B68]/[.$B$53])" office:value-type="float" office:value="-0.246400413478477" calcext:value-type="float">
            <text:p>-0,246400413478477</text:p>
          </table:table-cell>
          <table:table-cell table:formula="of:=[.G68]/([.F68]-[.$F$56])" office:value-type="float" office:value="-0.616001033696192" calcext:value-type="float">
            <text:p>-0,616001033696192</text:p>
          </table:table-cell>
          <table:table-cell table:number-columns-repeated="2"/>
          <table:table-cell office:value-type="float" office:value="-2.89" calcext:value-type="float">
            <text:p>-2,89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style-name="ce3" table:formula="of:=[.K103]+[.$D$6]" office:value-type="float" office:value="10.36" calcext:value-type="float">
            <text:p>10,36</text:p>
          </table:table-cell>
          <table:table-cell table:style-name="ce7" office:value-type="float" office:value="66" calcext:value-type="float">
            <text:p>66</text:p>
          </table:table-cell>
          <table:table-cell table:style-name="ce3" table:formula="of:=[.K69]+15" office:value-type="float" office:value="11.93" calcext:value-type="float">
            <text:p>11,93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office:value-type="float" office:value="10.36" calcext:value-type="float">
            <text:p>10,36</text:p>
          </table:table-cell>
          <table:table-cell table:formula="of:=LN([.B69]/[.$B$53])" office:value-type="float" office:value="-0.276253376628158" calcext:value-type="float">
            <text:p>-0,276253376628158</text:p>
          </table:table-cell>
          <table:table-cell table:formula="of:=[.G69]/([.F69]-[.$F$56])" office:value-type="float" office:value="-0.541673287506193" calcext:value-type="float">
            <text:p>-0,541673287506193</text:p>
          </table:table-cell>
          <table:table-cell table:number-columns-repeated="2"/>
          <table:table-cell office:value-type="float" office:value="-3.07" calcext:value-type="float">
            <text:p>-3,07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style-name="ce3" table:formula="of:=[.K104]+[.$D$6]" office:value-type="float" office:value="10.4" calcext:value-type="float">
            <text:p>10,4</text:p>
          </table:table-cell>
          <table:table-cell table:style-name="ce7" office:value-type="float" office:value="64" calcext:value-type="float">
            <text:p>64</text:p>
          </table:table-cell>
          <table:table-cell table:style-name="ce3" table:formula="of:=[.K70]+15" office:value-type="float" office:value="11.82" calcext:value-type="float">
            <text:p>11,82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office:value-type="float" office:value="10.4" calcext:value-type="float">
            <text:p>10,4</text:p>
          </table:table-cell>
          <table:table-cell table:formula="of:=LN([.B70]/[.$B$53])" office:value-type="float" office:value="-0.307025035294912" calcext:value-type="float">
            <text:p>-0,307025035294912</text:p>
          </table:table-cell>
          <table:table-cell table:formula="of:=[.G70]/([.F70]-[.$F$56])" office:value-type="float" office:value="-0.558227336899839" calcext:value-type="float">
            <text:p>-0,558227336899839</text:p>
          </table:table-cell>
          <table:table-cell table:number-columns-repeated="2"/>
          <table:table-cell office:value-type="float" office:value="-3.18" calcext:value-type="float">
            <text:p>-3,18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style-name="ce3" table:formula="of:=[.K105]+[.$D$6]" office:value-type="float" office:value="10.49" calcext:value-type="float">
            <text:p>10,49</text:p>
          </table:table-cell>
          <table:table-cell table:style-name="ce7" office:value-type="float" office:value="63" calcext:value-type="float">
            <text:p>63</text:p>
          </table:table-cell>
          <table:table-cell table:style-name="ce3" table:formula="of:=[.K71]+15" office:value-type="float" office:value="11.59" calcext:value-type="float">
            <text:p>11,59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office:value-type="float" office:value="10.49" calcext:value-type="float">
            <text:p>10,49</text:p>
          </table:table-cell>
          <table:table-cell table:formula="of:=LN([.B71]/[.$B$53])" office:value-type="float" office:value="-0.322773392263051" calcext:value-type="float">
            <text:p>-0,322773392263051</text:p>
          </table:table-cell>
          <table:table-cell table:formula="of:=[.G71]/([.F71]-[.$F$56])" office:value-type="float" office:value="-0.504333425411017" calcext:value-type="float">
            <text:p>-0,504333425411017</text:p>
          </table:table-cell>
          <table:table-cell table:number-columns-repeated="2"/>
          <table:table-cell office:value-type="float" office:value="-3.41" calcext:value-type="float">
            <text:p>-3,41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style-name="ce3" table:formula="of:=[.K106]+[.$D$6]" office:value-type="float" office:value="10.55" calcext:value-type="float">
            <text:p>10,55</text:p>
          </table:table-cell>
          <table:table-cell table:style-name="ce7" office:value-type="float" office:value="60" calcext:value-type="float">
            <text:p>60</text:p>
          </table:table-cell>
          <table:table-cell table:style-name="ce3" table:formula="of:=[.K72]+15" office:value-type="float" office:value="11.55" calcext:value-type="float">
            <text:p>11,55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office:value-type="float" office:value="10.55" calcext:value-type="float">
            <text:p>10,55</text:p>
          </table:table-cell>
          <table:table-cell table:formula="of:=LN([.B72]/[.$B$53])" office:value-type="float" office:value="-0.371563556432483" calcext:value-type="float">
            <text:p>-0,371563556432483</text:p>
          </table:table-cell>
          <table:table-cell table:formula="of:=[.G72]/([.F72]-[.$F$56])" office:value-type="float" office:value="-0.530805080617832" calcext:value-type="float">
            <text:p>-0,530805080617832</text:p>
          </table:table-cell>
          <table:table-cell table:number-columns-repeated="2"/>
          <table:table-cell office:value-type="float" office:value="-3.45" calcext:value-type="float">
            <text:p>-3,45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style-name="ce3" table:formula="of:=[.K107]+[.$D$6]" office:value-type="float" office:value="10.58" calcext:value-type="float">
            <text:p>10,58</text:p>
          </table:table-cell>
          <table:table-cell table:style-name="ce7" office:value-type="float" office:value="58" calcext:value-type="float">
            <text:p>58</text:p>
          </table:table-cell>
          <table:table-cell table:style-name="ce3" table:formula="of:=[.K73]+15" office:value-type="float" office:value="11.3" calcext:value-type="float">
            <text:p>11,3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office:value-type="float" office:value="10.58" calcext:value-type="float">
            <text:p>10,58</text:p>
          </table:table-cell>
          <table:table-cell table:formula="of:=LN([.B73]/[.$B$53])" office:value-type="float" office:value="-0.405465108108164" calcext:value-type="float">
            <text:p>-0,405465108108164</text:p>
          </table:table-cell>
          <table:table-cell table:formula="of:=[.G73]/([.F73]-[.$F$56])" office:value-type="float" office:value="-0.555431654942691" calcext:value-type="float">
            <text:p>-0,555431654942691</text:p>
          </table:table-cell>
          <table:table-cell table:number-columns-repeated="2"/>
          <table:table-cell office:value-type="float" office:value="-3.7" calcext:value-type="float">
            <text:p>-3,7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style-name="ce3" table:formula="of:=[.K108]+[.$D$6]" office:value-type="float" office:value="10.63" calcext:value-type="float">
            <text:p>10,63</text:p>
          </table:table-cell>
          <table:table-cell table:style-name="ce7" office:value-type="float" office:value="56" calcext:value-type="float">
            <text:p>56</text:p>
          </table:table-cell>
          <table:table-cell table:style-name="ce3" table:formula="of:=[.K74]+15" office:value-type="float" office:value="11.22" calcext:value-type="float">
            <text:p>11,22</text:p>
          </table:table-cell>
          <table:table-cell table:style-name="ce7" office:value-type="float" office:value="45" calcext:value-type="float">
            <text:p>45</text:p>
          </table:table-cell>
          <table:table-cell/>
          <table:table-cell office:value-type="float" office:value="10.63" calcext:value-type="float">
            <text:p>10,63</text:p>
          </table:table-cell>
          <table:table-cell table:formula="of:=LN([.B74]/[.$B$53])" office:value-type="float" office:value="-0.440556427919435" calcext:value-type="float">
            <text:p>-0,440556427919435</text:p>
          </table:table-cell>
          <table:table-cell table:formula="of:=[.G74]/([.F74]-[.$F$56])" office:value-type="float" office:value="-0.564815933230043" calcext:value-type="float">
            <text:p>-0,564815933230043</text:p>
          </table:table-cell>
          <table:table-cell table:number-columns-repeated="2"/>
          <table:table-cell office:value-type="float" office:value="-3.78" calcext:value-type="float">
            <text:p>-3,78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style-name="ce3" table:formula="of:=[.K109]+[.$D$6]" office:value-type="float" office:value="10.71" calcext:value-type="float">
            <text:p>10,71</text:p>
          </table:table-cell>
          <table:table-cell table:style-name="ce7" office:value-type="float" office:value="55" calcext:value-type="float">
            <text:p>55</text:p>
          </table:table-cell>
          <table:table-cell table:style-name="ce3" table:formula="of:=[.K75]+15" office:value-type="float" office:value="11.06" calcext:value-type="float">
            <text:p>11,06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office:value-type="float" office:value="10.71" calcext:value-type="float">
            <text:p>10,71</text:p>
          </table:table-cell>
          <table:table-cell table:formula="of:=LN([.B75]/[.$B$53])" office:value-type="float" office:value="-0.458574933422113" calcext:value-type="float">
            <text:p>-0,458574933422113</text:p>
          </table:table-cell>
          <table:table-cell table:formula="of:=[.G75]/([.F75]-[.$F$56])" office:value-type="float" office:value="-0.533226666769898" calcext:value-type="float">
            <text:p>-0,533226666769898</text:p>
          </table:table-cell>
          <table:table-cell table:number-columns-repeated="2"/>
          <table:table-cell office:value-type="float" office:value="-3.94" calcext:value-type="float">
            <text:p>-3,94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style-name="ce3" table:formula="of:=[.K110]+[.$D$6]" office:value-type="float" office:value="10.77" calcext:value-type="float">
            <text:p>10,77</text:p>
          </table:table-cell>
          <table:table-cell table:style-name="ce7" office:value-type="float" office:value="53" calcext:value-type="float">
            <text:p>53</text:p>
          </table:table-cell>
          <table:table-cell table:style-name="ce3" table:formula="of:=[.K76]+15" office:value-type="float" office:value="10.99" calcext:value-type="float">
            <text:p>10,99</text:p>
          </table:table-cell>
          <table:table-cell table:style-name="ce7" office:value-type="float" office:value="41" calcext:value-type="float">
            <text:p>41</text:p>
          </table:table-cell>
          <table:table-cell/>
          <table:table-cell office:value-type="float" office:value="10.77" calcext:value-type="float">
            <text:p>10,77</text:p>
          </table:table-cell>
          <table:table-cell table:formula="of:=LN([.B76]/[.$B$53])" office:value-type="float" office:value="-0.495616205102462" calcext:value-type="float">
            <text:p>-0,495616205102462</text:p>
          </table:table-cell>
          <table:table-cell table:formula="of:=[.G76]/([.F76]-[.$F$56])" office:value-type="float" office:value="-0.538713266415719" calcext:value-type="float">
            <text:p>-0,538713266415719</text:p>
          </table:table-cell>
          <table:table-cell table:number-columns-repeated="2"/>
          <table:table-cell office:value-type="float" office:value="-4.01" calcext:value-type="float">
            <text:p>-4,01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style-name="ce3" table:formula="of:=[.K111]+[.$D$6]" office:value-type="float" office:value="10.82" calcext:value-type="float">
            <text:p>10,82</text:p>
          </table:table-cell>
          <table:table-cell table:style-name="ce7" office:value-type="float" office:value="51" calcext:value-type="float">
            <text:p>51</text:p>
          </table:table-cell>
          <table:table-cell table:style-name="ce3" office:value-type="float" office:value="10.93" calcext:value-type="float">
            <text:p>10,93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office:value-type="float" office:value="10.82" calcext:value-type="float">
            <text:p>10,82</text:p>
          </table:table-cell>
          <table:table-cell table:formula="of:=LN([.B77]/[.$B$53])" office:value-type="float" office:value="-0.534082485930258" calcext:value-type="float">
            <text:p>-0,534082485930258</text:p>
          </table:table-cell>
          <table:table-cell table:formula="of:=[.G77]/([.F77]-[.$F$56])" office:value-type="float" office:value="-0.550600500959028" calcext:value-type="float">
            <text:p>-0,550600500959028</text:p>
          </table:table-cell>
          <table:table-cell table:number-columns-repeated="2"/>
          <table:table-cell office:value-type="float" office:value="-4.15" calcext:value-type="float">
            <text:p>-4,1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style-name="ce3" table:formula="of:=[.K112]+[.$D$6]" office:value-type="float" office:value="10.94" calcext:value-type="float">
            <text:p>10,94</text:p>
          </table:table-cell>
          <table:table-cell table:style-name="ce7" office:value-type="float" office:value="48" calcext:value-type="float">
            <text:p>48</text:p>
          </table:table-cell>
          <table:table-cell table:style-name="ce3" office:value-type="float" office:value="10.76" calcext:value-type="float">
            <text:p>10,76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office:value-type="float" office:value="10.94" calcext:value-type="float">
            <text:p>10,94</text:p>
          </table:table-cell>
          <table:table-cell table:formula="of:=LN([.B78]/[.$B$53])" office:value-type="float" office:value="-0.594707107746693" calcext:value-type="float">
            <text:p>-0,594707107746693</text:p>
          </table:table-cell>
          <table:table-cell table:formula="of:=[.G78]/([.F78]-[.$F$56])" office:value-type="float" office:value="-0.545602851143755" calcext:value-type="float">
            <text:p>-0,545602851143755</text:p>
          </table:table-cell>
          <table:table-cell table:number-columns-repeated="19"/>
        </table:table-row>
        <table:table-row table:style-name="ro1">
          <table:table-cell table:style-name="ce3" table:formula="of:=[.K113]+[.$D$6]" office:value-type="float" office:value="10.99" calcext:value-type="float">
            <text:p>10,99</text:p>
          </table:table-cell>
          <table:table-cell table:style-name="ce7" office:value-type="float" office:value="47" calcext:value-type="float">
            <text:p>47</text:p>
          </table:table-cell>
          <table:table-cell table:style-name="ce3" office:value-type="float" office:value="10.72" calcext:value-type="float">
            <text:p>10,72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office:value-type="float" office:value="10.99" calcext:value-type="float">
            <text:p>10,99</text:p>
          </table:table-cell>
          <table:table-cell table:formula="of:=LN([.B79]/[.$B$53])" office:value-type="float" office:value="-0.615760516944525" calcext:value-type="float">
            <text:p>-0,615760516944525</text:p>
          </table:table-cell>
          <table:table-cell table:formula="of:=[.G79]/([.F79]-[.$F$56])" office:value-type="float" office:value="-0.540140804337302" calcext:value-type="float">
            <text:p>-0,540140804337302</text:p>
          </table:table-cell>
          <table:table-cell table:number-columns-repeated="19"/>
        </table:table-row>
        <table:table-row table:style-name="ro1">
          <table:table-cell table:style-name="ce3" table:formula="of:=[.K114]+[.$D$6]" office:value-type="float" office:value="11.02" calcext:value-type="float">
            <text:p>11,02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float" office:value="10.65" calcext:value-type="float">
            <text:p>10,65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office:value-type="float" office:value="11.02" calcext:value-type="float">
            <text:p>11,02</text:p>
          </table:table-cell>
          <table:table-cell table:formula="of:=LN([.B80]/[.$B$53])" office:value-type="float" office:value="-0.659245628884264" calcext:value-type="float">
            <text:p>-0,659245628884264</text:p>
          </table:table-cell>
          <table:table-cell table:formula="of:=[.G80]/([.F80]-[.$F$56])" office:value-type="float" office:value="-0.563457802465183" calcext:value-type="float">
            <text:p>-0,563457802465183</text:p>
          </table:table-cell>
          <table:table-cell table:number-columns-repeated="19"/>
        </table:table-row>
        <table:table-row table:style-name="ro1">
          <table:table-cell table:style-name="ce3" office:value-type="float" office:value="11.24" calcext:value-type="float">
            <text:p>11,24</text:p>
          </table:table-cell>
          <table:table-cell table:style-name="ce7" office:value-type="float" office:value="42" calcext:value-type="float">
            <text:p>42</text:p>
          </table:table-cell>
          <table:table-cell table:style-name="ce9" table:number-columns-repeated="2"/>
          <table:table-cell/>
          <table:table-cell office:value-type="float" office:value="11.24" calcext:value-type="float">
            <text:p>11,24</text:p>
          </table:table-cell>
          <table:table-cell table:formula="of:=LN([.B81]/[.$B$53])" office:value-type="float" office:value="-0.728238500371215" calcext:value-type="float">
            <text:p>-0,728238500371215</text:p>
          </table:table-cell>
          <table:table-cell table:formula="of:=[.G81]/([.F81]-[.$F$56])" office:value-type="float" office:value="-0.523912590195119" calcext:value-type="float">
            <text:p>-0,523912590195119</text:p>
          </table:table-cell>
          <table:table-cell table:number-columns-repeated="19"/>
        </table:table-row>
        <table:table-row table:style-name="ro1">
          <table:table-cell table:style-name="ce3" office:value-type="float" office:value="11.37" calcext:value-type="float">
            <text:p>11,37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number-columns-repeated="2"/>
          <table:table-cell/>
          <table:table-cell office:value-type="float" office:value="11.37" calcext:value-type="float">
            <text:p>11,37</text:p>
          </table:table-cell>
          <table:table-cell table:formula="of:=LN([.B82]/[.$B$53])" office:value-type="float" office:value="-0.802346472524937" calcext:value-type="float">
            <text:p>-0,802346472524937</text:p>
          </table:table-cell>
          <table:table-cell table:formula="of:=[.G82]/([.F82]-[.$F$56])" office:value-type="float" office:value="-0.527859521397985" calcext:value-type="float">
            <text:p>-0,527859521397985</text:p>
          </table:table-cell>
          <table:table-cell table:number-columns-repeated="19"/>
        </table:table-row>
        <table:table-row table:style-name="ro1">
          <table:table-cell table:style-name="ce3" office:value-type="float" office:value="11.51" calcext:value-type="float">
            <text:p>11,51</text:p>
          </table:table-cell>
          <table:table-cell table:style-name="ce7" office:value-type="float" office:value="36" calcext:value-type="float">
            <text:p>36</text:p>
          </table:table-cell>
          <table:table-cell table:style-name="ce9" table:number-columns-repeated="2"/>
          <table:table-cell/>
          <table:table-cell office:value-type="float" office:value="11.51" calcext:value-type="float">
            <text:p>11,51</text:p>
          </table:table-cell>
          <table:table-cell table:formula="of:=LN([.B83]/[.$B$53])" office:value-type="float" office:value="-0.882389180198474" calcext:value-type="float">
            <text:p>-0,882389180198474</text:p>
          </table:table-cell>
          <table:table-cell table:formula="of:=[.G83]/([.F83]-[.$F$56])" office:value-type="float" office:value="-0.531559747107514" calcext:value-type="float">
            <text:p>-0,531559747107514</text:p>
          </table:table-cell>
          <table:table-cell table:number-columns-repeated="19"/>
        </table:table-row>
        <table:table-row table:style-name="ro1">
          <table:table-cell table:style-name="ce3" office:value-type="float" office:value="11.69" calcext:value-type="float">
            <text:p>11,69</text:p>
          </table:table-cell>
          <table:table-cell table:style-name="ce7" office:value-type="float" office:value="34" calcext:value-type="float">
            <text:p>34</text:p>
          </table:table-cell>
          <table:table-cell table:style-name="ce9" table:number-columns-repeated="2"/>
          <table:table-cell/>
          <table:table-cell office:value-type="float" office:value="11.69" calcext:value-type="float">
            <text:p>11,69</text:p>
          </table:table-cell>
          <table:table-cell table:formula="of:=LN([.B84]/[.$B$53])" office:value-type="float" office:value="-0.939547594038422" calcext:value-type="float">
            <text:p>-0,939547594038422</text:p>
          </table:table-cell>
          <table:table-cell table:formula="of:=[.G84]/([.F84]-[.$F$56])" office:value-type="float" office:value="-0.510623692412186" calcext:value-type="float">
            <text:p>-0,510623692412186</text:p>
          </table:table-cell>
          <table:table-cell table:number-columns-repeated="19"/>
        </table:table-row>
        <table:table-row table:style-name="ro1">
          <table:table-cell table:style-name="ce4" office:value-type="float" office:value="11.9" calcext:value-type="float">
            <text:p>11,9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number-columns-repeated="2"/>
          <table:table-cell/>
          <table:table-cell office:value-type="float" office:value="11.9" calcext:value-type="float">
            <text:p>11,9</text:p>
          </table:table-cell>
          <table:table-cell table:formula="of:=LN([.B85]/[.$B$53])" office:value-type="float" office:value="-1.06471073699243" calcext:value-type="float">
            <text:p>-1,06471073699243</text:p>
          </table:table-cell>
          <table:table-cell table:formula="of:=[.G85]/([.F85]-[.$F$56])" office:value-type="float" office:value="-0.519371091215819" calcext:value-type="float">
            <text:p>-0,519371091215819</text:p>
          </table:table-cell>
          <table:table-cell table:number-columns-repeated="19"/>
        </table:table-row>
        <table:table-row table:style-name="ro1">
          <table:table-cell table:number-columns-repeated="7"/>
          <table:table-cell table:formula="of:=AVERAGE([.H61:.H85])" office:value-type="float" office:value="-0.571664355500078" calcext:value-type="float">
            <text:p>-0,571664355500078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26" calcext:value-type="float">
            <text:p>0,2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51" calcext:value-type="float">
            <text:p>0,5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550000000000001" calcext:value-type="float">
            <text:p>0,55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" calcext:value-type="float">
            <text:p>0,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30000000000001" calcext:value-type="float">
            <text:p>0,63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67" calcext:value-type="float">
            <text:p>0,6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10000000000001" calcext:value-type="float">
            <text:p>0,71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4" calcext:value-type="float">
            <text:p>0,7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5" calcext:value-type="float">
            <text:p>0,7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779999999999999" calcext:value-type="float">
            <text:p>0,779999999999999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00000000000001" calcext:value-type="float">
            <text:p>0,80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4" calcext:value-type="float">
            <text:p>0,8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870000000000001" calcext:value-type="float">
            <text:p>0,87000000000000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0.91" calcext:value-type="float">
            <text:p>0,9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02" calcext:value-type="float">
            <text:p>1,02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06" calcext:value-type="float">
            <text:p>1,0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15" calcext:value-type="float">
            <text:p>1,1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1" calcext:value-type="float">
            <text:p>1,2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4" calcext:value-type="float">
            <text:p>1,24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29" calcext:value-type="float">
            <text:p>1,29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37" calcext:value-type="float">
            <text:p>1,37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43" calcext:value-type="float">
            <text:p>1,43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48" calcext:value-type="float">
            <text:p>1,4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5" calcext:value-type="float">
            <text:p>1,65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68" calcext:value-type="float">
            <text:p>1,6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8" calcext:value-type="float">
            <text:p>1,8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float" office:value="1.85" calcext:value-type="float">
            <text:p>1,8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6:44:54.912708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04:17.357253732</meta:creation-date>
    <dc:date>2021-03-23T18:44:16.207214470</dc:date>
    <meta:editing-duration>PT6H39M50S</meta:editing-duration>
    <meta:editing-cycles>5</meta:editing-cycles>
    <meta:generator>LibreOffice/6.4.6.2$Linux_X86_64 LibreOffice_project/40$Build-2</meta:generator>
    <meta:document-statistic meta:table-count="1" meta:cell-count="5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89cm" svg:height="12.3cm" xlink:href=".." xlink:type="simple" chart:class="chart:scatter" chart:style-name="ch1">
        <chart:title svg:x="8.617cm" svg:y="0.382cm" chart:style-name="ch2">
          <text:p>Туннелирование</text:p>
        </chart:title>
        <chart:legend chart:legend-position="end" svg:x="15.478cm" svg:y="4.564cm" style:legend-expansion="custom" chartooo:width="5.309cm" chartooo:height="2.891cm" style:legend-expansion-aspect-ratio="1.83638879280526" chart:style-name="ch3"/>
        <chart:plot-area chart:style-name="ch4" table:cell-range-address="Sheet1.A53:Sheet1.B85 Sheet1.D53:Sheet1.D80" chart:data-source-has-labels="row" svg:x="1.426cm" svg:y="1.407cm" svg:width="15.461cm" svg:height="9.666cm">
          <chartooo:coordinate-region svg:x="2.048cm" svg:y="1.606cm" svg:width="14.467cm" svg:height="8.82cm"/>
          <chart:axis chart:dimension="x" chart:name="primary-x" chart:style-name="ch5">
            <chart:title svg:x="8.903cm" svg:y="11.323cm" chart:style-name="ch6">
              <text:p>Щель, мм</text:p>
            </chart:title>
          </chart:axis>
          <chart:axis chart:dimension="y" chart:name="primary-y" chart:style-name="ch5">
            <chart:title svg:x="0.451cm" svg:y="7.316cm" chart:style-name="ch7">
              <text:p>Ток, А*10^{-5}</text:p>
            </chart:title>
            <chart:grid chart:style-name="ch8" chart:class="major"/>
          </chart:axis>
          <chart:series chart:style-name="ch9" chart:values-cell-range-address="Sheet1.B53:Sheet1.B85" loext:label-string="преломление" chart:class="chart:scatter">
            <chart:domain table:cell-range-address="Sheet1.A53:Sheet1.A85"/>
            <chart:data-point chart:repeated="33"/>
          </chart:series>
          <chart:series chart:style-name="ch10" chart:values-cell-range-address="Sheet1.D53:Sheet1.D80" loext:label-string="отражение" chart:class="chart:scatter">
            <chart:domain table:cell-range-address="Sheet1.C53:Sheet1.C80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реломление</text:p>
              </table:table-cell>
              <table:table-cell office:value-type="string">
                <text:p>Column C</text:p>
              </table:table-cell>
              <table:table-cell office:value-type="string">
                <text:p>отраже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A53:Sheet1.A85</svg:desc>
                </draw:g>
              </table:table-cell>
              <table:table-cell office:value-type="float" office:value="87">
                <text:p>87</text:p>
                <draw:g>
                  <svg:desc>Sheet1.B53:Sheet1.B85</svg:desc>
                </draw:g>
              </table:table-cell>
              <table:table-cell office:value-type="float" office:value="15">
                <text:p>15</text:p>
                <draw:g>
                  <svg:desc>Sheet1.C53:Sheet1.C80</svg:desc>
                </draw:g>
              </table:table-cell>
              <table:table-cell office:value-type="float" office:value="87">
                <text:p>87</text:p>
                <draw:g>
                  <svg:desc>Sheet1.D53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85">
                <text:p>85</text:p>
              </table:table-cell>
              <table:table-cell office:value-type="float" office:value="14.77">
                <text:p>14.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84">
                <text:p>84</text:p>
              </table:table-cell>
              <table:table-cell office:value-type="float" office:value="14.58">
                <text:p>14.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83">
                <text:p>83</text:p>
              </table:table-cell>
              <table:table-cell office:value-type="float" office:value="14.45">
                <text:p>14.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81">
                <text:p>81</text:p>
              </table:table-cell>
              <table:table-cell office:value-type="float" office:value="14.31">
                <text:p>14.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80">
                <text:p>80</text:p>
              </table:table-cell>
              <table:table-cell office:value-type="float" office:value="14.09">
                <text:p>14.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79">
                <text:p>79</text:p>
              </table:table-cell>
              <table:table-cell office:value-type="float" office:value="13.59">
                <text:p>13.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78">
                <text:p>78</text:p>
              </table:table-cell>
              <table:table-cell office:value-type="float" office:value="13.44">
                <text:p>13.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77">
                <text:p>77</text:p>
              </table:table-cell>
              <table:table-cell office:value-type="float" office:value="13.31">
                <text:p>13.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75">
                <text:p>75</text:p>
              </table:table-cell>
              <table:table-cell office:value-type="float" office:value="13.09">
                <text:p>13.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74">
                <text:p>74</text:p>
              </table:table-cell>
              <table:table-cell office:value-type="float" office:value="12.97">
                <text:p>12.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73">
                <text:p>73</text:p>
              </table:table-cell>
              <table:table-cell office:value-type="float" office:value="12.9">
                <text:p>12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72">
                <text:p>72</text:p>
              </table:table-cell>
              <table:table-cell office:value-type="float" office:value="12.69">
                <text:p>12.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70">
                <text:p>70</text:p>
              </table:table-cell>
              <table:table-cell office:value-type="float" office:value="12.42">
                <text:p>12.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69">
                <text:p>69</text:p>
              </table:table-cell>
              <table:table-cell office:value-type="float" office:value="12.2">
                <text:p>12.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68">
                <text:p>68</text:p>
              </table:table-cell>
              <table:table-cell office:value-type="float" office:value="12.11">
                <text:p>12.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66">
                <text:p>66</text:p>
              </table:table-cell>
              <table:table-cell office:value-type="float" office:value="11.93">
                <text:p>11.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64">
                <text:p>64</text:p>
              </table:table-cell>
              <table:table-cell office:value-type="float" office:value="11.82">
                <text:p>11.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63">
                <text:p>63</text:p>
              </table:table-cell>
              <table:table-cell office:value-type="float" office:value="11.59">
                <text:p>11.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60">
                <text:p>60</text:p>
              </table:table-cell>
              <table:table-cell office:value-type="float" office:value="11.55">
                <text:p>11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58">
                <text:p>58</text:p>
              </table:table-cell>
              <table:table-cell office:value-type="float" office:value="11.3">
                <text:p>11.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56">
                <text:p>56</text:p>
              </table:table-cell>
              <table:table-cell office:value-type="float" office:value="11.22">
                <text:p>11.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55">
                <text:p>55</text:p>
              </table:table-cell>
              <table:table-cell office:value-type="float" office:value="11.06">
                <text:p>11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53">
                <text:p>53</text:p>
              </table:table-cell>
              <table:table-cell office:value-type="float" office:value="10.99">
                <text:p>10.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51">
                <text:p>51</text:p>
              </table:table-cell>
              <table:table-cell office:value-type="float" office:value="10.93">
                <text:p>10.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48">
                <text:p>48</text:p>
              </table:table-cell>
              <table:table-cell office:value-type="float" office:value="10.76">
                <text:p>10.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47">
                <text:p>47</text:p>
              </table:table-cell>
              <table:table-cell office:value-type="float" office:value="10.72">
                <text:p>10.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45">
                <text:p>45</text:p>
              </table:table-cell>
              <table:table-cell office:value-type="float" office:value="10.65">
                <text:p>10.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93cm" svg:height="11.93cm" xlink:href=".." xlink:type="simple" chart:class="chart:scatter" chart:style-name="ch1">
        <chart:title svg:x="6.361cm" svg:y="0.374cm" chart:style-name="ch2">
          <text:p>Рассчёт длины затухания </text:p>
        </chart:title>
        <chart:plot-area chart:style-name="ch3" table:cell-range-address="Sheet1.F53:Sheet1.G85" svg:x="1.378cm" svg:y="1.391cm" svg:width="16.648cm" svg:height="9.32cm">
          <chartooo:coordinate-region svg:x="2.211cm" svg:y="1.59cm" svg:width="15.483cm" svg:height="8.922cm"/>
          <chart:axis chart:dimension="x" chart:name="primary-x" chart:style-name="ch4">
            <chart:title svg:x="8.944cm" svg:y="10.949cm" chart:style-name="ch5">
              <text:p>Щель, мм</text:p>
            </chart:title>
          </chart:axis>
          <chart:axis chart:dimension="y" chart:name="primary-y" chart:style-name="ch4">
            <chart:title svg:x="0.451cm" svg:y="6.439cm" chart:style-name="ch6">
              <text:p>ln(T)</text:p>
            </chart:title>
            <chart:grid chart:style-name="ch7" chart:class="major"/>
          </chart:axis>
          <chart:series chart:style-name="ch8" chart:values-cell-range-address="Sheet1.G53:Sheet1.G85" chart:class="chart:scatter">
            <chart:domain table:cell-range-address="Sheet1.F53:Sheet1.F85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F53:Sheet1.F85</svg:desc>
                </draw:g>
              </table:table-cell>
              <table:table-cell office:value-type="float" office:value="0">
                <text:p>0</text:p>
                <draw:g>
                  <svg:desc>Sheet1.G53:Sheet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-0.0232568621642672">
                <text:p>-0.023256862164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-0.0350913198112701">
                <text:p>-0.0350913198112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-0.0470675108579859">
                <text:p>-0.047067510857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-0.071458963982145">
                <text:p>-0.07145896398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-0.0838814839807021">
                <text:p>-0.083881483980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-0.0964602661875622">
                <text:p>-0.0964602661875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-0.109199291964992">
                <text:p>-0.109199291964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-0.1221026968009">
                <text:p>-0.1221026968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-0.148420005118273">
                <text:p>-0.148420005118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-0.161843025450414">
                <text:p>-0.161843025450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-0.175448677506193">
                <text:p>-0.175448677506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-0.189241999638528">
                <text:p>-0.189241999638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-0.217412876605225">
                <text:p>-0.217412876605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-0.231801614057324">
                <text:p>-0.231801614057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-0.246400413478477">
                <text:p>-0.24640041347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-0.276253376628158">
                <text:p>-0.27625337662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-0.307025035294912">
                <text:p>-0.30702503529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-0.322773392263051">
                <text:p>-0.322773392263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-0.371563556432483">
                <text:p>-0.371563556432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-0.440556427919435">
                <text:p>-0.440556427919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-0.458574933422113">
                <text:p>-0.45857493342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-0.495616205102462">
                <text:p>-0.495616205102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-0.534082485930258">
                <text:p>-0.534082485930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-0.594707107746693">
                <text:p>-0.594707107746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-0.615760516944525">
                <text:p>-0.61576051694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-0.659245628884264">
                <text:p>-0.659245628884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-0.728238500371215">
                <text:p>-0.728238500371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-0.802346472524937">
                <text:p>-0.802346472524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-0.882389180198474">
                <text:p>-0.88238918019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-0.939547594038422">
                <text:p>-0.939547594038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-1.06471073699243">
                <text:p>-1.06471073699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